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ManagementException.UserManagemen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mentException.UserManagement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mentException.User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mentException.User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